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</text:p>
          </table:table-cell>
        </table:table-row>
      </table:table>
      <table:table table:name="opponent_is_old" table:style-name="ta1" table:print="false">
        <table:table-column table:style-name="co1" table:default-cell-style-name="Default"/>
        <table:table-row table:style-name="ro1">
          <table:table-cell office:value-type="string">
            <text:p>Your time is up, old timer</text:p>
          </table:table-cell>
        </table:table-row>
        <table:table-row table:style-name="ro1">
          <table:table-cell office:value-type="string">
            <text:p>Time to trade those gloves for a pension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13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17T13:38:16</dc:date>
    <dc:creator>S S</dc:creator>
    <meta:editing-duration>PT18H2M32S</meta:editing-duration>
    <meta:editing-cycles>4</meta:editing-cycles>
    <meta:document-statistic meta:table-count="3" meta:cell-count="4" meta:object-count="0"/>
  </office:meta>
</office:document-meta>
</file>